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center" style:justify-single-word="false" style:page-number="auto"/>
      <style:text-properties style:font-name="Carlito" fo:font-size="28pt" fo:font-weight="bold" officeooo:rsid="002fa6f5" officeooo:paragraph-rsid="002fa6f5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 style:master-page-name="Standard">
      <style:paragraph-properties fo:text-align="start" style:justify-single-word="false" style:page-number="1" fo:break-before="page"/>
      <style:text-properties fo:color="#6b0094" loext:opacity="100%" style:font-name="Carlito" fo:font-size="16pt" officeooo:rsid="00385c0b" officeooo:paragraph-rsid="00385c0b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rlito" officeooo:rsid="00385c0b" officeooo:paragraph-rsid="0044fcfc"/>
    </style:style>
    <style:style style:name="P6" style:family="paragraph" style:parent-style-name="Standard">
      <style:paragraph-properties fo:margin-top="0.499cm" fo:margin-bottom="0cm" style:contextual-spacing="false" fo:text-align="start" style:justify-single-word="false"/>
      <style:text-properties fo:color="#000000" loext:opacity="100%" style:font-name="Carlito" officeooo:rsid="00385c0b" officeooo:paragraph-rsid="0044fcfc"/>
    </style:style>
    <style:style style:name="P7" style:family="paragraph" style:parent-style-name="Standard">
      <style:paragraph-properties fo:text-align="start" style:justify-single-word="false"/>
      <style:text-properties officeooo:paragraph-rsid="0044fcfc"/>
    </style:style>
    <style:style style:name="P8" style:family="paragraph" style:parent-style-name="Standard">
      <style:paragraph-properties fo:margin-top="0.499cm" fo:margin-bottom="0cm" style:contextual-spacing="false" fo:text-align="start" style:justify-single-word="false"/>
      <style:text-properties officeooo:paragraph-rsid="0044fcfc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rlito" fo:font-style="normal" officeooo:rsid="0047f243" officeooo:paragraph-rsid="0047f243" style:font-style-asian="normal" style:font-style-complex="normal"/>
    </style:style>
    <style:style style:name="T1" style:family="text">
      <style:text-properties officeooo:rsid="003e6a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430a55" style:font-style-asian="normal" style:font-style-complex="normal"/>
    </style:style>
    <style:style style:name="T5" style:family="text">
      <style:text-properties fo:color="#6b0094" loext:opacity="100%" fo:font-size="16pt" style:font-size-asian="16pt" style:font-size-complex="16pt"/>
    </style:style>
    <style:style style:name="T6" style:family="text">
      <style:text-properties fo:color="#000000" loext:opacity="100%" style:font-name="Carlito" fo:font-style="normal" officeooo:rsid="005709ae" style:font-style-asian="normal" style:font-style-complex="normal"/>
    </style:style>
    <style:style style:name="T7" style:family="text">
      <style:text-properties fo:color="#000000" loext:opacity="100%" style:font-name="Carlito" fo:font-style="normal" officeooo:rsid="0044fcfc" style:font-style-asian="normal" style:font-style-complex="normal"/>
    </style:style>
    <style:style style:name="T8" style:family="text">
      <style:text-properties fo:color="#000000" loext:opacity="100%" style:font-name="Carlito" fo:font-style="normal" officeooo:rsid="0047f243" style:font-style-asian="normal" style:font-style-complex="normal"/>
    </style:style>
    <style:style style:name="T9" style:family="text">
      <style:text-properties fo:color="#6b0094" loext:opacity="100%" style:font-name="Carlito" fo:font-size="16pt" officeooo:rsid="00385c0b" style:font-size-asian="16pt" style:font-size-complex="16pt"/>
    </style:style>
    <style:style style:name="T10" style:family="text">
      <style:text-properties officeooo:rsid="004a6d48"/>
    </style:style>
    <style:style style:name="T11" style:family="text">
      <style:text-properties officeooo:rsid="005619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Cassette Tape Work?</text:p>
      <text:p text:style-name="P2">Design Document</text:p>
      <text:p text:style-name="P3">CT6015 Creative Visualization and Animation</text:p>
      <text:p text:style-name="P4">Introduction</text:p>
      <text:p text:style-name="P5">This design document follows my planning and development of my interactive <text:span text:style-name="T1">visualisation</text:span> <text:span text:style-name="T2">How Does a Cassette Tape Work?</text:span><text:span text:style-name="T3"> </text:span><text:span text:style-name="T4">The development will cover how successful my methods were and any improvements made informed by this.</text:span></text:p>
      <text:p text:style-name="P6"><text:span text:style-name="T5">Choosing the Subject</text:span></text:p>
      <text:p text:style-name="P7"><text:span text:style-name="T6">I chose t</text:span><text:span text:style-name="T7">he Compact Cassette </text:span><text:span text:style-name="T6">as my subject with</text:span><text:span text:style-name="T7"> a young target audience as this is something not generally well understoo</text:span><text:span text:style-name="T8">d </text:span><text:span text:style-name="T6">by young people</text:span><text:span text:style-name="T8">.</text:span></text:p>
      <text:p text:style-name="P8"><text:span text:style-name="T9">Software and Techniques</text:span></text:p>
      <text:p text:style-name="P9">As the game engine I have the most experience with, I have chosen Godot for this project. For 3D modelling I have chosen Blender <text:span text:style-name="T10">as I have experimented with it before and it is very accessible for self-learning. </text:span><text:span text:style-name="T11">As I have little 3D modelling experience I will not be UV unrapping my model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3.2$Windows_x86 LibreOffice_project/48a6bac9e7e268aeb4c3483fcf825c94556d9f92</meta:generator>
    <dc:date>2024-12-03T20:43:37.424000000</dc:date>
    <meta:editing-duration>PT2H33M8S</meta:editing-duration>
    <meta:editing-cycles>42</meta:editing-cycles>
    <meta:document-statistic meta:table-count="0" meta:image-count="0" meta:object-count="0" meta:page-count="3" meta:paragraph-count="9" meta:word-count="131" meta:character-count="793" meta:non-whitespace-character-count="671"/>
  </office:meta>
</office:document-meta>
</file>